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C4BD97"/>
    </style:style>
    <style:style style:name="ce14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17" style:family="table-cell" style:parent-style-name="Default" style:data-style-name="N19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family-generic="swiss"/>
    </style:style>
    <style:style style:name="ce19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 style:writing-mode="lr"/>
      <style:text-properties fo:color="#000000"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 style:writing-mode="lr"/>
      <style:text-properties fo:color="#000000" style:font-name="Calibri" style:font-name-asian="Calibri" style:font-name-complex="Calibri" style:font-family-generic="swiss"/>
    </style:style>
    <style:style style:name="ce22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 style:writing-mode="lr"/>
      <style:text-properties fo:color="#000000"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 style:writing-mode="lr"/>
      <style:text-properties fo:color="#000000"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5" style:family="table-cell" style:parent-style-name="T_237_tulo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normal" style:font-weight-asian="normal" style:font-weight-complex="normal" style:font-family-generic="swiss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48708333333333cm" style:use-optimal-column-width="true"/>
    </style:style>
    <style:style style:name="co2" style:family="table-column">
      <style:table-column-properties fo:break-before="auto" style:column-width="7.858125cm" style:use-optimal-column-width="true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2.75166666666667cm" style:use-optimal-column-width="true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6.00604166666667cm" style:use-optimal-column-width="true"/>
    </style:style>
    <style:style style:name="co9" style:family="table-column">
      <style:table-column-properties fo:break-before="auto" style:column-width="4.81541666666667cm" style:use-optimal-column-width="true"/>
    </style:style>
    <style:style style:name="co10" style:family="table-column">
      <style:table-column-properties fo:break-before="auto" style:column-width="5.97958333333333cm" style:use-optimal-column-width="true"/>
    </style:style>
    <style:style style:name="co11" style:family="table-column">
      <style:table-column-properties fo:break-before="auto" style:column-width="8.04333333333333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page" style:column-width="1.613958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56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7.45pt" style:use-optimal-row-height="false" fo:break-before="auto"/>
    </style:style>
    <style:style style:name="ro4" style:family="table-row">
      <style:table-row-properties style:row-height="17.1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.9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  <style:map style:condition="is-true-formula(msoxl:AND(COUNTIF($B$2:$B$2, B2)&gt;1,NOT(ISBLANK(B2))))" style:apply-style-name="cf1" style:base-cell-address="SEG1.B2"/>
      <style:map style:condition="is-true-formula(msoxl:AND(COUNTIF($A$2:$B$2, A2)&gt;1,NOT(ISBLANK(A2))))" style:apply-style-name="cf1" style:base-cell-address="SEG1.A2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  <style:map style:condition="is-true-formula(msoxl:AND(COUNTIF($B$173:$B$174, B3)+COUNTIF($B$167:$B$171, B3)+COUNTIF($B$159:$B$164, B3)+COUNTIF($B$156:$B$157, B3)+COUNTIF($B$150:$B$154, B3)+COUNTIF($B$148:$B$148, B3)+COUNTIF($B$3:$B$146, B3)&gt;1,NOT(ISBLANK(B3))))" style:apply-style-name="cf1" style:base-cell-address="SEG1.B3"/>
      <style:map style:condition="is-true-formula(msoxl:AND(COUNTIF($A$175:$A$178, A3)+COUNTIF($A$173:$B$174, A3)+COUNTIF($A$172:$A$172, A3)+COUNTIF($A$167:$B$171, A3)+COUNTIF($A$165:$A$166, A3)+COUNTIF($A$159:$B$164, A3)+COUNTIF($A$158:$A$158, A3)+COUNTIF($A$156:$B$157, A3)+COUNTIF($A$155:$A$155, A3)+COUNTIF($A$150:$B$154, A3)+COUNTIF($A$149:$A$149, A3)+COUNTIF($A$148:$B$148, A3)+COUNTIF($A$147:$A$147, A3)+COUNTIF($A$3:$B$146, A3)&gt;1,NOT(ISBLANK(A3))))" style:apply-style-name="cf1" style:base-cell-address="SEG1.A3"/>
    </style:style>
    <style:style style:name="ce41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 style:writing-mode="lr"/>
      <style:text-properties fo:color="#000000" style:font-name="Calibri" style:font-name-asian="Calibri" style:font-name-complex="Calibri" style:font-family-generic="swiss"/>
      <style:map style:condition="is-true-formula(msoxl:AND(COUNTIF($B$173:$B$174, B3)+COUNTIF($B$167:$B$171, B3)+COUNTIF($B$159:$B$164, B3)+COUNTIF($B$156:$B$157, B3)+COUNTIF($B$150:$B$154, B3)+COUNTIF($B$148:$B$148, B3)+COUNTIF($B$3:$B$146, B3)&gt;1,NOT(ISBLANK(B3))))" style:apply-style-name="cf1" style:base-cell-address="SEG1.B3"/>
      <style:map style:condition="is-true-formula(msoxl:AND(COUNTIF($A$175:$A$178, A3)+COUNTIF($A$173:$B$174, A3)+COUNTIF($A$172:$A$172, A3)+COUNTIF($A$167:$B$171, A3)+COUNTIF($A$165:$A$166, A3)+COUNTIF($A$159:$B$164, A3)+COUNTIF($A$158:$A$158, A3)+COUNTIF($A$156:$B$157, A3)+COUNTIF($A$155:$A$155, A3)+COUNTIF($A$150:$B$154, A3)+COUNTIF($A$149:$A$149, A3)+COUNTIF($A$148:$B$148, A3)+COUNTIF($A$147:$A$147, A3)+COUNTIF($A$3:$B$146, A3)&gt;1,NOT(ISBLANK(A3))))" style:apply-style-name="cf1" style:base-cell-address="SEG1.A3"/>
    </style:style>
    <style:style style:name="ce4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 style:writing-mode="lr"/>
      <style:text-properties fo:color="#000000" style:font-name="Calibri" style:font-name-asian="Calibri" style:font-name-complex="Calibri" style:font-family-generic="swiss"/>
      <style:map style:condition="is-true-formula(msoxl:AND(COUNTIF($A$175:$A$178, A3)+COUNTIF($A$173:$B$174, A3)+COUNTIF($A$172:$A$172, A3)+COUNTIF($A$167:$B$171, A3)+COUNTIF($A$165:$A$166, A3)+COUNTIF($A$159:$B$164, A3)+COUNTIF($A$158:$A$158, A3)+COUNTIF($A$156:$B$157, A3)+COUNTIF($A$155:$A$155, A3)+COUNTIF($A$150:$B$154, A3)+COUNTIF($A$149:$A$149, A3)+COUNTIF($A$148:$B$148, A3)+COUNTIF($A$147:$A$147, A3)+COUNTIF($A$3:$B$146, A3)&gt;1,NOT(ISBLANK(A3))))" style:apply-style-name="cf1" style:base-cell-address="SEG1.A3"/>
      <style:map style:condition="is-true-formula(msoxl:AND(COUNTIF($A$3:$A$178, A3)&gt;1,NOT(ISBLANK(A3))))" style:apply-style-name="cf1" style:base-cell-address="SEG1.A3"/>
    </style:style>
    <style:style style:name="ce4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 style:writing-mode="lr"/>
      <style:text-properties fo:color="#000000" style:font-name="Calibri" style:font-name-asian="Calibri" style:font-name-complex="Calibri" style:font-family-generic="swiss"/>
      <style:map style:condition="is-true-formula(msoxl:AND(COUNTIF($A$2:$A$2, A2)&gt;1,NOT(ISBLANK(A2))))" style:apply-style-name="cf1" style:base-cell-address="SEG1.A2"/>
      <style:map style:condition="is-true-formula(msoxl:AND(COUNTIF($A$2:$B$2, A2)&gt;1,NOT(ISBLANK(A2))))" style:apply-style-name="cf1" style:base-cell-address="SEG1.A2"/>
    </style:style>
  </office:automatic-styles>
  <office:body>
    <office:spreadsheet>
      <table:calculation-settings table:case-sensitive="false" table:search-criteria-must-apply-to-whole-cell="false"/>
      <table:table table:name="SEG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6"/>
        <table:table-column table:style-name="co5" table:default-cell-style-name="ce26"/>
        <table:table-column table:style-name="co6" table:default-cell-style-name="ce2"/>
        <table:table-column table:style-name="co7" table:default-cell-style-name="ce2"/>
        <table:table-column table:style-name="co8" table:default-cell-style-name="ce30"/>
        <table:table-column table:style-name="co9" table:default-cell-style-name="ce30"/>
        <table:table-column table:style-name="co10" table:default-cell-style-name="ce31"/>
        <table:table-column table:style-name="co9" table:number-columns-repeated="2" table:default-cell-style-name="ce30"/>
        <table:table-column table:style-name="co9" table:number-columns-repeated="2" table:default-cell-style-name="ce31"/>
        <table:table-column table:style-name="co9" table:default-cell-style-name="ce30"/>
        <table:table-column table:style-name="co9" table:number-columns-repeated="2" table:default-cell-style-name="ce32"/>
        <table:table-column table:style-name="co9" table:default-cell-style-name="ce30"/>
        <table:table-column table:style-name="co9" table:number-columns-repeated="3" table:default-cell-style-name="ce31"/>
        <table:table-column table:style-name="co9" table:number-columns-repeated="3" table:default-cell-style-name="ce30"/>
        <table:table-column table:style-name="co11" table:default-cell-style-name="ce33"/>
        <table:table-column table:style-name="co12" table:default-cell-style-name="ce33"/>
        <table:table-column table:style-name="co13" table:number-columns-repeated="7" table:default-cell-style-name="ce33"/>
        <table:table-column table:style-name="co14" table:default-cell-style-name="ce33"/>
        <table:table-column table:style-name="co13" table:number-columns-repeated="4" table:default-cell-style-name="ce33"/>
        <table:table-column table:style-name="co14" table:default-cell-style-name="ce33"/>
        <table:table-column table:style-name="co13" table:number-columns-repeated="76" table:default-cell-style-name="ce33"/>
        <table:table-column table:style-name="co13" table:number-columns-repeated="54" table:default-cell-style-name="ce3"/>
        <table:table-column table:style-name="co15" table:number-columns-repeated="16215" table:default-cell-style-name="ce1"/>
        <table:table-row table:style-name="ro1">
          <table:table-cell office:value-type="string" table:style-name="ce24">
            <text:p>MATRÍCULA</text:p>
          </table:table-cell>
          <table:table-cell office:value-type="string" table:style-name="ce24">
            <text:p>NOME</text:p>
          </table:table-cell>
          <table:table-cell office:value-type="string" table:style-name="ce24">
            <text:p>FUNÇÃO</text:p>
          </table:table-cell>
          <table:table-cell office:value-type="string" table:style-name="ce24">
            <text:p>RG</text:p>
          </table:table-cell>
          <table:table-cell office:value-type="string" table:style-name="ce24">
            <text:p>CPF</text:p>
          </table:table-cell>
          <table:table-cell office:value-type="string" table:style-name="ce24">
            <text:p>ESCALA</text:p>
          </table:table-cell>
          <table:table-cell office:value-type="string" table:style-name="ce24">
            <text:p>CONTRATO<text:s/></text:p>
          </table:table-cell>
          <table:table-cell office:value-type="string" table:style-name="ce29">
            <text:p>GASES E SEUS RISCOS</text:p>
            <text:p>MONITORAMENTO DE GASES - USO DE DETECTORES DE GASES</text:p>
          </table:table-cell>
          <table:table-cell office:value-type="string" table:style-name="ce23">
            <text:p>PIST ÚNICO</text:p>
          </table:table-cell>
          <table:table-cell office:value-type="string" table:style-name="ce23">
            <text:p>ACESSO AS ÁREAS OPERACIONAIS DA COQUERIA</text:p>
          </table:table-cell>
          <table:table-cell office:value-type="string" table:style-name="ce23">
            <text:p>NR 10 - 40 HORAS</text:p>
            <text:p>ELETRICISTA</text:p>
          </table:table-cell>
          <table:table-cell office:value-type="string" table:style-name="ce23">
            <text:p>HABILITADO EMPILHADEIRA</text:p>
          </table:table-cell>
          <table:table-cell office:value-type="string" table:style-name="ce23">
            <text:p>HABILITADO MANIPULADOR TELESCÓPIO</text:p>
          </table:table-cell>
          <table:table-cell office:value-type="string" table:style-name="ce23">
            <text:p>SINALIZAÇÃO DE EQUIPAMENTOS DE IÇAMENTO E AMARRAÇÃO E ESTROPAGEM DE CARGA</text:p>
          </table:table-cell>
          <table:table-cell office:value-type="string" table:style-name="ce23">
            <text:p>NR 12</text:p>
            <text:p>SEGURANÇA NA OPERAÇÃO DE EQUIPAMENTOS MOTRIZES</text:p>
          </table:table-cell>
          <table:table-cell office:value-type="string" table:style-name="ce23">
            <text:p>MONTAGEM E DESMONTAGEM DE ANDAIME<text:s/></text:p>
          </table:table-cell>
          <table:table-cell office:value-type="string" table:style-name="ce23">
            <text:p>HABILITADO OPERAÇÃO DE PTA</text:p>
          </table:table-cell>
          <table:table-cell office:value-type="string" table:style-name="ce23">
            <text:p>CORTE COM OXI-FLAME</text:p>
          </table:table-cell>
          <table:table-cell office:value-type="string" table:style-name="ce23">
            <text:p>SEGURANÇA NA OPERAÇÃO DE SOLDAGEM E OXI-CORTE</text:p>
          </table:table-cell>
          <table:table-cell office:value-type="string" table:style-name="ce29">
            <text:p>NR 23 + 20</text:p>
            <text:p><text:s/>BÁSICO EM COMBATE A INCÊNDIO<text:s/></text:p>
          </table:table-cell>
          <table:table-cell office:value-type="string" table:style-name="ce23">
            <text:p>NR 26<text:s/></text:p>
            <text:p>GESTÃO EM PRODUTOS QUÍMICOS</text:p>
          </table:table-cell>
          <table:table-cell office:value-type="string" table:style-name="ce23">
            <text:p>NR 33<text:s/></text:p>
            <text:p>SUPERVISÃO EM ESPAÇOS CONFINADOS</text:p>
          </table:table-cell>
          <table:table-cell office:value-type="string" table:style-name="ce23">
            <text:p>NR 33<text:s/></text:p>
            <text:p>ATIVIDADES EM ESPAÇOS CONFINADOS<text:s/></text:p>
          </table:table-cell>
          <table:table-cell office:value-type="string" table:style-name="ce23">
            <text:p>NR 35</text:p>
            <text:p><text:s/>TRABALHO EM ALTURA</text:p>
          </table:table-cell>
          <table:table-cell office:value-type="string" table:style-name="ce23">
            <text:p>PASTA DO EMPREGADO<text:s/></text:p>
          </table:table-cell>
          <table:table-cell table:number-columns-repeated="90" table:style-name="ce34"/>
          <table:table-cell table:number-columns-repeated="54" table:style-name="ce5"/>
          <table:table-cell table:number-columns-repeated="16215" table:style-name="ce9"/>
        </table:table-row>
        <table:table-row table:style-name="ro2">
          <table:table-cell office:value-type="float" office:value="133241" table:style-name="ce43">
            <text:p>133241</text:p>
          </table:table-cell>
          <table:table-cell office:value-type="string" table:style-name="ce39">
            <text:p>ABEILTON DE SOUZA NASCIMENTO</text:p>
            <text:p/>
          </table:table-cell>
          <table:table-cell office:value-type="string" table:style-name="ce20">
            <text:p>AUXILIAR DE OPERAÇÃO</text:p>
          </table:table-cell>
          <table:table-cell office:value-type="string" table:style-name="ce25">
            <text:p>2.248.221</text:p>
          </table:table-cell>
          <table:table-cell office:value-type="string" table:style-name="ce25">
            <text:p>058.885.997-43</text:p>
          </table:table-cell>
          <table:table-cell office:value-type="string" table:style-name="ce25">
            <text:p>X</text:p>
          </table:table-cell>
          <table:table-cell office:value-type="string" table:style-name="ce25">
            <text:p>2012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office:value-type="date" office:date-value="2024-04-15T00:00:00" table:style-name="ce17">
            <text:p>15/04/2024</text:p>
          </table:table-cell>
          <table:table-cell table:style-name="ce17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04" table:style-name="ce42">
            <text:p>132804</text:p>
          </table:table-cell>
          <table:table-cell office:value-type="string" table:style-name="ce40">
            <text:p>ADEMILSON LAURENTINO ROSA</text:p>
          </table:table-cell>
          <table:table-cell office:value-type="string" table:style-name="ce20">
            <text:p>ELETRICIST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style-name="ce17"/>
          <table:table-cell table:style-name="ce12"/>
          <table:table-cell table:number-columns-repeated="3" table:style-name="ce11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55" table:style-name="ce42">
            <text:p>133055</text:p>
          </table:table-cell>
          <table:table-cell office:value-type="string" table:style-name="ce41">
            <text:p>ALAFE PILATTI DE SOUZ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style-name="ce17"/>
          <table:table-cell table:style-name="ce12"/>
          <table:table-cell table:number-columns-repeated="3" table:style-name="ce11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92" table:style-name="ce42">
            <text:p>132792</text:p>
          </table:table-cell>
          <table:table-cell office:value-type="string" table:style-name="ce40">
            <text:p>ALAN AMARAL DE MATTO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7"/>
          <table:table-cell table:style-name="ce11"/>
          <table:table-cell table:style-name="ce14"/>
          <table:table-cell table:style-name="ce11"/>
          <table:table-cell table:style-name="ce12"/>
          <table:table-cell table:style-name="ce11"/>
          <table:table-cell table:style-name="ce10"/>
          <table:table-cell table:style-name="ce14"/>
          <table:table-cell table:number-columns-repeated="2" table:style-name="ce11"/>
          <table:table-cell table:style-name="ce10"/>
          <table:table-cell table:number-columns-repeated="90" table:style-name="ce34"/>
          <table:table-cell table:number-columns-repeated="50" table:style-name="ce5"/>
          <table:table-cell table:number-columns-repeated="16219" table:style-name="ce6"/>
        </table:table-row>
        <table:table-row table:style-name="ro2">
          <table:table-cell office:value-type="float" office:value="132555" table:style-name="ce42">
            <text:p>132555</text:p>
          </table:table-cell>
          <table:table-cell office:value-type="string" table:style-name="ce40">
            <text:p>ALAN ISLAN DA SILVA RODRIGUES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style-name="ce35"/>
          <table:table-cell table:number-columns-repeated="2" table:style-name="ce17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65" table:style-name="ce42">
            <text:p>132665</text:p>
          </table:table-cell>
          <table:table-cell office:value-type="string" table:style-name="ce40">
            <text:p>ALEF MACHADO <text:s/>ALVES</text:p>
          </table:table-cell>
          <table:table-cell office:value-type="string" table:style-name="ce20">
            <text:p>OPERADOR DE MANUTENÇAO REFRATARI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7"/>
          <table:table-cell table:style-name="ce14"/>
          <table:table-cell table:style-name="ce11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113" table:style-name="ce42">
            <text:p>133113</text:p>
          </table:table-cell>
          <table:table-cell office:value-type="string" table:style-name="ce41">
            <text:p>ALESSANDRA GAIANI LEITE</text:p>
          </table:table-cell>
          <table:table-cell office:value-type="string" table:style-name="ce20">
            <text:p>ASSISTENTE DE PLANEJAMENT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7"/>
          <table:table-cell table:style-name="ce14"/>
          <table:table-cell table:style-name="ce11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81" table:style-name="ce42">
            <text:p>132681</text:p>
          </table:table-cell>
          <table:table-cell office:value-type="string" table:style-name="ce40">
            <text:p>ALEX SANDRE MOREIRA DE LEMO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2" table:style-name="ce12"/>
          <table:table-cell table:number-columns-repeated="3" table:style-name="ce11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48" table:style-name="ce42">
            <text:p>133048</text:p>
          </table:table-cell>
          <table:table-cell office:value-type="string" table:style-name="ce41">
            <text:p>ALEXANDRE BARBOZA GUALBERTO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2" table:style-name="ce12"/>
          <table:table-cell table:number-columns-repeated="3" table:style-name="ce11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1918" table:style-name="ce42">
            <text:p>131918</text:p>
          </table:table-cell>
          <table:table-cell office:value-type="string" table:style-name="ce41">
            <text:p>ALEXSANDRO DA SILVA BENEDITO</text:p>
          </table:table-cell>
          <table:table-cell office:value-type="string" table:style-name="ce20">
            <text:p>LIDER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2" table:style-name="ce12"/>
          <table:table-cell table:number-columns-repeated="3" table:style-name="ce11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477" table:style-name="ce42">
            <text:p>132477</text:p>
          </table:table-cell>
          <table:table-cell office:value-type="string" table:style-name="ce40">
            <text:p>ALISSON CORREA BAIA</text:p>
          </table:table-cell>
          <table:table-cell office:value-type="string" table:style-name="ce20">
            <text:p>PEDREIRO REFRATARISTA I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8"/>
          <table:table-cell table:style-name="ce11"/>
          <table:table-cell table:number-columns-repeated="2" table:style-name="ce12"/>
          <table:table-cell table:number-columns-repeated="2" table:style-name="ce11"/>
          <table:table-cell table:style-name="ce17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72" table:style-name="ce42">
            <text:p>133072</text:p>
          </table:table-cell>
          <table:table-cell office:value-type="string" table:style-name="ce41">
            <text:p>ALTAIR INACIO DA SILVA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8"/>
          <table:table-cell table:style-name="ce11"/>
          <table:table-cell table:number-columns-repeated="2" table:style-name="ce12"/>
          <table:table-cell table:number-columns-repeated="2" table:style-name="ce11"/>
          <table:table-cell table:style-name="ce17"/>
          <table:table-cell table:style-name="ce14"/>
          <table:table-cell table:style-name="ce15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06" table:style-name="ce42">
            <text:p>132606</text:p>
          </table:table-cell>
          <table:table-cell office:value-type="string" table:style-name="ce40">
            <text:p>ALVARO ALVES MACENA</text:p>
          </table:table-cell>
          <table:table-cell office:value-type="string" table:style-name="ce20">
            <text:p>OPERADOR DE MANUTENÇAO REFRATARIO I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2" table:style-name="ce12"/>
          <table:table-cell table:number-columns-repeated="2" table:style-name="ce11"/>
          <table:table-cell table:style-name="ce17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74" table:style-name="ce42">
            <text:p>132674</text:p>
          </table:table-cell>
          <table:table-cell office:value-type="string" table:style-name="ce40">
            <text:p>ANA CLAUDIA SOARES DE OLIVEIRA</text:p>
          </table:table-cell>
          <table:table-cell office:value-type="string" table:style-name="ce20">
            <text:p>TECNICO DE SEGURANCA DO TRABALH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17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91" table:style-name="ce42">
            <text:p>132591</text:p>
          </table:table-cell>
          <table:table-cell office:value-type="string" table:style-name="ce40">
            <text:p>ANDERSON DE OLIVEIRA RIBEIRO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8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17"/>
          <table:table-cell table:number-columns-repeated="3" table:style-name="ce14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56" table:style-name="ce42">
            <text:p>133056</text:p>
          </table:table-cell>
          <table:table-cell office:value-type="string" table:style-name="ce41">
            <text:p>ANDERSON LUIS DA SILVA CESPEDE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8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17"/>
          <table:table-cell table:number-columns-repeated="3" table:style-name="ce14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93" table:style-name="ce42">
            <text:p>132693</text:p>
          </table:table-cell>
          <table:table-cell office:value-type="string" table:style-name="ce40">
            <text:p>ANDERSON PINHEIRO DA CRUZ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style-name="ce12"/>
          <table:table-cell table:number-columns-repeated="4" table:style-name="ce11"/>
          <table:table-cell table:style-name="ce14"/>
          <table:table-cell table:style-name="ce15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21105" table:style-name="ce42">
            <text:p>121105</text:p>
          </table:table-cell>
          <table:table-cell office:value-type="string" table:style-name="ce40">
            <text:p>ANDRE ABADIO DE LIMA</text:p>
          </table:table-cell>
          <table:table-cell office:value-type="string" table:style-name="ce20">
            <text:p>GESTOR DE CONTROLE E PRODU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8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17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12" table:style-name="ce42">
            <text:p>132512</text:p>
          </table:table-cell>
          <table:table-cell office:value-type="string" table:style-name="ce40">
            <text:p>ANDREY BARRETO SOUSA</text:p>
          </table:table-cell>
          <table:table-cell office:value-type="string" table:style-name="ce20">
            <text:p>OPERADOR DE MANUTENÇAO REFRATARI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104" table:style-name="ce42">
            <text:p>133104</text:p>
          </table:table-cell>
          <table:table-cell office:value-type="string" table:style-name="ce41">
            <text:p>ANDREY RODRIGUES CARNEIRO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95" table:style-name="ce42">
            <text:p>132595</text:p>
          </table:table-cell>
          <table:table-cell office:value-type="string" table:style-name="ce40">
            <text:p>ARAO CORREA DA SILVA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7"/>
          <table:table-cell table:style-name="ce14"/>
          <table:table-cell table:style-name="ce15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88" table:style-name="ce42">
            <text:p>132588</text:p>
          </table:table-cell>
          <table:table-cell office:value-type="string" table:style-name="ce40">
            <text:p>ARTHUR LEONEL CAVALCANTI MOURA</text:p>
          </table:table-cell>
          <table:table-cell office:value-type="string" table:style-name="ce20">
            <text:p>OPERADOR DE MANUTENCAO REFRATARIA 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4" table:style-name="ce11"/>
          <table:table-cell table:number-columns-repeated="2" table:style-name="ce17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105" table:style-name="ce42">
            <text:p>133105</text:p>
          </table:table-cell>
          <table:table-cell office:value-type="string" table:style-name="ce41">
            <text:p>BISMARQ SILVA DA ROCHA</text:p>
          </table:table-cell>
          <table:table-cell office:value-type="string" table:style-name="ce20">
            <text:p>LIDER DE MANUTENCA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4" table:style-name="ce11"/>
          <table:table-cell table:number-columns-repeated="2" table:style-name="ce17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17" table:style-name="ce42">
            <text:p>132717</text:p>
          </table:table-cell>
          <table:table-cell office:value-type="string" table:style-name="ce40">
            <text:p>BRENO CESAR DE AQUINO DUTRA</text:p>
          </table:table-cell>
          <table:table-cell office:value-type="string" table:style-name="ce20">
            <text:p>PEDREIRO REFRATARISTA IV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85" table:style-name="ce42">
            <text:p>132585</text:p>
          </table:table-cell>
          <table:table-cell office:value-type="string" table:style-name="ce40">
            <text:p>BRUNO CEZAR QUEIROZ CHAFIM</text:p>
          </table:table-cell>
          <table:table-cell office:value-type="string" table:style-name="ce20">
            <text:p>LIDER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3">
          <table:table-cell office:value-type="float" office:value="132554" table:style-name="ce42">
            <text:p>132554</text:p>
          </table:table-cell>
          <table:table-cell office:value-type="string" table:style-name="ce40">
            <text:p>BRUNO CHRISTIAN RIBEIRO DOS REIS</text:p>
          </table:table-cell>
          <table:table-cell office:value-type="string" table:style-name="ce20">
            <text:p>OPERADOR DE MANUTENÇAO REFRATARIO I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7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65" table:style-name="ce42">
            <text:p>132565</text:p>
          </table:table-cell>
          <table:table-cell office:value-type="string" table:style-name="ce40">
            <text:p>BRUNO DE OLIVEIR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794" table:style-name="ce42">
            <text:p>132794</text:p>
          </table:table-cell>
          <table:table-cell office:value-type="string" table:style-name="ce40">
            <text:p>BRUNO DE OLIVEIRA SANTOS</text:p>
          </table:table-cell>
          <table:table-cell office:value-type="string" table:style-name="ce20">
            <text:p>OPERADOR DE MANUTENCAO REFRATARI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58" table:style-name="ce42">
            <text:p>133058</text:p>
          </table:table-cell>
          <table:table-cell office:value-type="string" table:style-name="ce41">
            <text:p>CAIO HENRIQUE DOS REIS BARBOS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13" table:style-name="ce42">
            <text:p>132513</text:p>
          </table:table-cell>
          <table:table-cell office:value-type="string" table:style-name="ce40">
            <text:p>CARLOS ALBERTO RAMOS DE SOUZA</text:p>
          </table:table-cell>
          <table:table-cell office:value-type="string" table:style-name="ce20">
            <text:p>OPERADOR DE MANUTENÇAO REFRATARI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76" table:style-name="ce42">
            <text:p>132576</text:p>
          </table:table-cell>
          <table:table-cell office:value-type="string" table:style-name="ce40">
            <text:p>CARLOS ALBERTO TORRES VELOSO</text:p>
          </table:table-cell>
          <table:table-cell office:value-type="string" table:style-name="ce20">
            <text:p>ELETRICIST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style-name="ce17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57" table:style-name="ce42">
            <text:p>132557</text:p>
          </table:table-cell>
          <table:table-cell office:value-type="string" table:style-name="ce40">
            <text:p>CARLOS EDUARDO RODRIGUES PEREIRA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59" table:style-name="ce42">
            <text:p>133059</text:p>
          </table:table-cell>
          <table:table-cell office:value-type="string" table:style-name="ce41">
            <text:p>CARLOS HENRIQUE ALVES DOS SANTO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67" table:style-name="ce42">
            <text:p>133067</text:p>
          </table:table-cell>
          <table:table-cell office:value-type="string" table:style-name="ce41">
            <text:p>CLAUDINEI DE SOUZA</text:p>
          </table:table-cell>
          <table:table-cell office:value-type="string" table:style-name="ce20">
            <text:p>OPERADOR DE MANUTENCAO REFRATARI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77" table:style-name="ce42">
            <text:p>132577</text:p>
          </table:table-cell>
          <table:table-cell office:value-type="string" table:style-name="ce40">
            <text:p>CLAUDIO DE SOUZA LOPES</text:p>
          </table:table-cell>
          <table:table-cell office:value-type="string" table:style-name="ce20">
            <text:p>MONTADOR DE ANDAIMES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36" table:style-name="ce42">
            <text:p>132836</text:p>
          </table:table-cell>
          <table:table-cell office:value-type="string" table:style-name="ce40">
            <text:p>CLAUDIO DOS SANTOS MIRAND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8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01" table:style-name="ce42">
            <text:p>132701</text:p>
          </table:table-cell>
          <table:table-cell office:value-type="string" table:style-name="ce40">
            <text:p>CLEBSON EDUARDO COSTA ALMEID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25" table:style-name="ce42">
            <text:p>132625</text:p>
          </table:table-cell>
          <table:table-cell office:value-type="string" table:style-name="ce40">
            <text:p>CLEIDSON PEREIRA DOS ANJOS</text:p>
          </table:table-cell>
          <table:table-cell office:value-type="string" table:style-name="ce20">
            <text:p>OPERADOR MANUTENÇÃO REFRATARIA I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8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50" table:style-name="ce42">
            <text:p>132850</text:p>
          </table:table-cell>
          <table:table-cell office:value-type="string" table:style-name="ce40">
            <text:p>CRISTIANO BASTOS MIRANDA</text:p>
          </table:table-cell>
          <table:table-cell office:value-type="string" table:style-name="ce20">
            <text:p>LIDER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97" table:style-name="ce42">
            <text:p>132597</text:p>
          </table:table-cell>
          <table:table-cell office:value-type="string" table:style-name="ce40">
            <text:p>CRISTIANO FEIJO DE MORAES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78" table:style-name="ce42">
            <text:p>133078</text:p>
          </table:table-cell>
          <table:table-cell office:value-type="string" table:style-name="ce41">
            <text:p>DANIEL MENDES RODRIGUES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02" table:style-name="ce42">
            <text:p>132702</text:p>
          </table:table-cell>
          <table:table-cell office:value-type="string" table:style-name="ce40">
            <text:p>DAVI GELSON SANTOS DIAS SATIRO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37" table:style-name="ce42">
            <text:p>132837</text:p>
          </table:table-cell>
          <table:table-cell office:value-type="string" table:style-name="ce40">
            <text:p>DEYVERSON DA SILVA GENOEL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3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69" table:style-name="ce42">
            <text:p>132669</text:p>
          </table:table-cell>
          <table:table-cell office:value-type="string" table:style-name="ce40">
            <text:p>DEYVISON JOSE RIBEIRO MARINHO</text:p>
          </table:table-cell>
          <table:table-cell office:value-type="string" table:style-name="ce20">
            <text:p>OPERADOR DE MANUTENÇAO REFRATARI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3" table:style-name="ce12"/>
          <table:table-cell table:number-columns-repeated="2" table:style-name="ce11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82" table:style-name="ce42">
            <text:p>132682</text:p>
          </table:table-cell>
          <table:table-cell office:value-type="string" table:style-name="ce40">
            <text:p>DIEGO BARCELOS DE FRANC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79" table:style-name="ce42">
            <text:p>132579</text:p>
          </table:table-cell>
          <table:table-cell office:value-type="string" table:style-name="ce40">
            <text:p>DIEGO DA SILVA MACHADO</text:p>
          </table:table-cell>
          <table:table-cell office:value-type="string" table:style-name="ce20">
            <text:p>ELETRICIST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style-name="ce17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75" table:style-name="ce42">
            <text:p>132675</text:p>
          </table:table-cell>
          <table:table-cell office:value-type="string" table:style-name="ce40">
            <text:p>DIEGO SANTOS BENICIO</text:p>
          </table:table-cell>
          <table:table-cell office:value-type="string" table:style-name="ce20">
            <text:p>AUXILIAR DE PLANEJAMENT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85" table:style-name="ce42">
            <text:p>132685</text:p>
          </table:table-cell>
          <table:table-cell office:value-type="string" table:style-name="ce40">
            <text:p>DOUGLAS RODRIGUES GONCALVE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996" table:style-name="ce42">
            <text:p>132996</text:p>
          </table:table-cell>
          <table:table-cell office:value-type="string" table:style-name="ce41">
            <text:p>EDDIE SOARES AIRES</text:p>
          </table:table-cell>
          <table:table-cell office:value-type="string" table:style-name="ce20">
            <text:p>TECNICO DE SEGURANCA DO TRABALH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86" table:style-name="ce42">
            <text:p>132686</text:p>
          </table:table-cell>
          <table:table-cell office:value-type="string" table:style-name="ce40">
            <text:p>EDILSON ALVES PEREIRA</text:p>
          </table:table-cell>
          <table:table-cell office:value-type="string" table:style-name="ce20">
            <text:p>MONTADOR DE ANDAIMES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98" table:style-name="ce42">
            <text:p>132598</text:p>
          </table:table-cell>
          <table:table-cell office:value-type="string" table:style-name="ce40">
            <text:p>EDIMILSON EVARISTO DOS SANTOS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9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2" table:style-name="ce11"/>
          <table:table-cell table:style-name="ce18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49" table:style-name="ce42">
            <text:p>133049</text:p>
          </table:table-cell>
          <table:table-cell office:value-type="string" table:style-name="ce41">
            <text:p>EDISIO ALAN OLIVEIRA DA SILVA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9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2"/>
          <table:table-cell table:number-columns-repeated="2" table:style-name="ce11"/>
          <table:table-cell table:style-name="ce18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99" table:style-name="ce42">
            <text:p>132599</text:p>
          </table:table-cell>
          <table:table-cell office:value-type="string" table:style-name="ce40">
            <text:p>EDISON DE PAULA SOARES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2" table:style-name="ce11"/>
          <table:table-cell table:style-name="ce18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55" table:style-name="ce42">
            <text:p>132855</text:p>
          </table:table-cell>
          <table:table-cell office:value-type="string" table:style-name="ce40">
            <text:p>EDSON CARVALHO DA COSTA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style-name="ce15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89" table:style-name="ce42">
            <text:p>132589</text:p>
          </table:table-cell>
          <table:table-cell office:value-type="string" table:style-name="ce40">
            <text:p>EDSON VANDO DE LORENA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1"/>
          <table:table-cell table:style-name="ce14"/>
          <table:table-cell table:number-columns-repeated="2" table:style-name="ce11"/>
          <table:table-cell table:style-name="ce12"/>
          <table:table-cell table:number-columns-repeated="3" table:style-name="ce11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number-columns-repeated="2"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38" table:style-name="ce42">
            <text:p>132838</text:p>
          </table:table-cell>
          <table:table-cell office:value-type="string" table:style-name="ce40">
            <text:p>EDUARDO DOS SANTOS SILV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60" table:style-name="ce42">
            <text:p>133060</text:p>
          </table:table-cell>
          <table:table-cell office:value-type="string" table:style-name="ce41">
            <text:p>EDUARDO HENRIQUE MOREIRA SANTAN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61" table:style-name="ce42">
            <text:p>133061</text:p>
          </table:table-cell>
          <table:table-cell office:value-type="string" table:style-name="ce41">
            <text:p>EDUARDO LUIZ PARAGUAI DA SILVA JUNIOR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499" table:style-name="ce42">
            <text:p>132499</text:p>
          </table:table-cell>
          <table:table-cell office:value-type="string" table:style-name="ce40">
            <text:p>ELI CARLOS SILVA CABRAL</text:p>
          </table:table-cell>
          <table:table-cell office:value-type="string" table:style-name="ce20">
            <text:p>PEDREIRO REFRATARISTA II<text:s/>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95" table:style-name="ce42">
            <text:p>132795</text:p>
          </table:table-cell>
          <table:table-cell office:value-type="string" table:style-name="ce40">
            <text:p>ELIAS DE SOUZA GONZAG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244" table:style-name="ce42">
            <text:p>133244</text:p>
          </table:table-cell>
          <table:table-cell office:value-type="string" table:style-name="ce41">
            <text:p>ESTEVAO SOUZA GOMES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number-columns-repeated="4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245" table:style-name="ce42">
            <text:p>133245</text:p>
          </table:table-cell>
          <table:table-cell office:value-type="string" table:style-name="ce41">
            <text:p>EVANDRO DOS SANTOS MACHADO</text:p>
            <text:p/>
          </table:table-cell>
          <table:table-cell office:value-type="string" table:style-name="ce20">
            <text:p>AUXILIAR DE OPERAÇÃO</text:p>
            <text:p/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00" table:style-name="ce42">
            <text:p>132600</text:p>
          </table:table-cell>
          <table:table-cell office:value-type="string" table:style-name="ce40">
            <text:p>EZEQUIEL CALISTO DA COSTA NASCIMENTO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266" table:style-name="ce42">
            <text:p>133266</text:p>
          </table:table-cell>
          <table:table-cell office:value-type="string" table:style-name="ce41">
            <text:p>FABIANA CRISTINA DOS ANJOS NOGUEIRA</text:p>
          </table:table-cell>
          <table:table-cell office:value-type="string" table:style-name="ce20">
            <text:p>TÉCNICO DE SEGURANÇA DO TRABALH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246" table:style-name="ce42">
            <text:p>133246</text:p>
          </table:table-cell>
          <table:table-cell office:value-type="string" table:style-name="ce41">
            <text:p>FABIANO DA ROCHA MOREIRA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03" table:style-name="ce42">
            <text:p>132703</text:p>
          </table:table-cell>
          <table:table-cell office:value-type="string" table:style-name="ce40">
            <text:p>FABIO DANTAS FERREIR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17"/>
          <table:table-cell table:number-columns-repeated="2" table:style-name="ce14"/>
          <table:table-cell table:number-columns-repeated="2" table:style-name="ce12"/>
          <table:table-cell table:style-name="ce11"/>
          <table:table-cell table:style-name="ce17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708" table:style-name="ce42">
            <text:p>132708</text:p>
          </table:table-cell>
          <table:table-cell office:value-type="string" table:style-name="ce40">
            <text:p>FABIO PADILHA CARDOSO</text:p>
          </table:table-cell>
          <table:table-cell office:value-type="string" table:style-name="ce20">
            <text:p>ELETRICIST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style-name="ce17"/>
          <table:table-cell table:number-columns-repeated="2" table:style-name="ce12"/>
          <table:table-cell table:style-name="ce11"/>
          <table:table-cell table:number-columns-repeated="2"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96" table:style-name="ce42">
            <text:p>133096</text:p>
          </table:table-cell>
          <table:table-cell office:value-type="string" table:style-name="ce41">
            <text:p>FARLEY PITTER DUARTE</text:p>
          </table:table-cell>
          <table:table-cell office:value-type="string" table:style-name="ce20">
            <text:p>ASSISTENTE DE LOGISTIC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style-name="ce17"/>
          <table:table-cell table:number-columns-repeated="2" table:style-name="ce12"/>
          <table:table-cell table:style-name="ce11"/>
          <table:table-cell table:number-columns-repeated="2"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56" table:style-name="ce42">
            <text:p>132856</text:p>
          </table:table-cell>
          <table:table-cell office:value-type="string" table:style-name="ce40">
            <text:p>FERNANDO LOUREIRO RIBEIRO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number-columns-repeated="2" table:style-name="ce14"/>
          <table:table-cell table:number-columns-repeated="4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01" table:style-name="ce42">
            <text:p>132601</text:p>
          </table:table-cell>
          <table:table-cell office:value-type="string" table:style-name="ce40">
            <text:p>FLAVIO BARBOSA DOS SANTOS SILVA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87" table:style-name="ce42">
            <text:p>132687</text:p>
          </table:table-cell>
          <table:table-cell office:value-type="string" table:style-name="ce40">
            <text:p>FRANCISCO CARLOS DA SILVA SANTOS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style-name="ce15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59" table:style-name="ce42">
            <text:p>132559</text:p>
          </table:table-cell>
          <table:table-cell office:value-type="string" table:style-name="ce40">
            <text:p>FRANCISCO DE ASSIS FERREIRA SOARES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74" table:style-name="ce42">
            <text:p>133074</text:p>
          </table:table-cell>
          <table:table-cell office:value-type="string" table:style-name="ce41">
            <text:p>FRANCISCO EDVALDO ROSENDO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39" table:style-name="ce42">
            <text:p>132839</text:p>
          </table:table-cell>
          <table:table-cell office:value-type="string" table:style-name="ce40">
            <text:p>GABRIEL VIANA DA SILV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36" table:style-name="ce42">
            <text:p>132536</text:p>
          </table:table-cell>
          <table:table-cell office:value-type="string" table:style-name="ce40">
            <text:p>GELSON MACHADO DE FREITAS</text:p>
          </table:table-cell>
          <table:table-cell office:value-type="string" table:style-name="ce20">
            <text:p>PEDREIRO REFRATARISTA IV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8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94" table:style-name="ce42">
            <text:p>132694</text:p>
          </table:table-cell>
          <table:table-cell office:value-type="string" table:style-name="ce40">
            <text:p>GEOVANI FERREIRA CASTRO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422" table:style-name="ce42">
            <text:p>132422</text:p>
          </table:table-cell>
          <table:table-cell office:value-type="string" table:style-name="ce40">
            <text:p>GUILHERME AUGUSTO OLIVEIRA VALADARES SILVA</text:p>
          </table:table-cell>
          <table:table-cell office:value-type="string" table:style-name="ce20">
            <text:p>MECANICO DE MANUTENÇA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3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106" table:style-name="ce42">
            <text:p>133106</text:p>
          </table:table-cell>
          <table:table-cell office:value-type="string" table:style-name="ce41">
            <text:p>GUILHERME MARINHO BARBOSA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3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88" table:style-name="ce42">
            <text:p>132688</text:p>
          </table:table-cell>
          <table:table-cell office:value-type="string" table:style-name="ce40">
            <text:p>GUSTAVO AURELIO GUIMARAES PERE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40" table:style-name="ce42">
            <text:p>132840</text:p>
          </table:table-cell>
          <table:table-cell office:value-type="string" table:style-name="ce40">
            <text:p>HALLISON GUIMARAES RESENDE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13" table:style-name="ce42">
            <text:p>132813</text:p>
          </table:table-cell>
          <table:table-cell office:value-type="string" table:style-name="ce40">
            <text:p>HENRIQUE DA MOTA ROSA</text:p>
          </table:table-cell>
          <table:table-cell office:value-type="string" table:style-name="ce20">
            <text:p>LIDER DE PLANEJAMENT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style-name="ce15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52" table:style-name="ce42">
            <text:p>132552</text:p>
          </table:table-cell>
          <table:table-cell office:value-type="string" table:style-name="ce40">
            <text:p>HERMES MARGALHO RODRIGUES</text:p>
          </table:table-cell>
          <table:table-cell office:value-type="string" table:style-name="ce20">
            <text:p>ENCARREGADO DE REFRATARIO I<text:s/>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number-columns-repeated="3" table:style-name="ce12"/>
          <table:table-cell table:number-columns-repeated="2" table:style-name="ce11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79" table:style-name="ce42">
            <text:p>132679</text:p>
          </table:table-cell>
          <table:table-cell office:value-type="string" table:style-name="ce40">
            <text:p>HUGO GARCIA DOS SANTO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89" table:style-name="ce42">
            <text:p>132689</text:p>
          </table:table-cell>
          <table:table-cell office:value-type="string" table:style-name="ce40">
            <text:p>HUMBERTO LUIS LOREDO DA SILVA VIEGAS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68" table:style-name="ce42">
            <text:p>132568</text:p>
          </table:table-cell>
          <table:table-cell office:value-type="string" table:style-name="ce40">
            <text:p>IEGO DE SOUZA HIGINO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60" table:style-name="ce42">
            <text:p>132560</text:p>
          </table:table-cell>
          <table:table-cell office:value-type="string" table:style-name="ce40">
            <text:p>IVA SANTANA DOS SANTOS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586" table:style-name="ce42">
            <text:p>132586</text:p>
          </table:table-cell>
          <table:table-cell office:value-type="string" table:style-name="ce40">
            <text:p>IVO DE JESUS BAGANHA</text:p>
          </table:table-cell>
          <table:table-cell office:value-type="string" table:style-name="ce20">
            <text:p>SUPERVISOR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4">
          <table:table-cell office:value-type="float" office:value="132518" table:style-name="ce42">
            <text:p>132518</text:p>
          </table:table-cell>
          <table:table-cell office:value-type="string" table:style-name="ce40">
            <text:p>JADERSON NOGUEIRA TEIXEIRA</text:p>
          </table:table-cell>
          <table:table-cell office:value-type="string" table:style-name="ce20">
            <text:p>ENCARREGADO DE REFRATARIO 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3" table:style-name="ce11"/>
          <table:table-cell table:style-name="ce12"/>
          <table:table-cell table:style-name="ce11"/>
          <table:table-cell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4">
          <table:table-cell office:value-type="float" office:value="103459" table:style-name="ce42">
            <text:p>103459</text:p>
          </table:table-cell>
          <table:table-cell office:value-type="string" table:style-name="ce41">
            <text:p>JAILSON DEODORO DUQUE</text:p>
          </table:table-cell>
          <table:table-cell office:value-type="string" table:style-name="ce20">
            <text:p>LIDER DE MANUTE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3" table:style-name="ce11"/>
          <table:table-cell table:style-name="ce12"/>
          <table:table-cell table:style-name="ce11"/>
          <table:table-cell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69" table:style-name="ce42">
            <text:p>132569</text:p>
          </table:table-cell>
          <table:table-cell office:value-type="string" table:style-name="ce40">
            <text:p>JEFFERSON MARTINS DO NASCIMENTO</text:p>
          </table:table-cell>
          <table:table-cell office:value-type="string" table:style-name="ce20">
            <text:p>OPERADOR DE MANUTENCAO REFRATARI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70" table:style-name="ce42">
            <text:p>132570</text:p>
          </table:table-cell>
          <table:table-cell office:value-type="string" table:style-name="ce40">
            <text:p>JEFFERSON SALVADOR SILV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3" table:style-name="ce11"/>
          <table:table-cell table:style-name="ce12"/>
          <table:table-cell table:number-columns-repeated="2" table:style-name="ce17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22" table:style-name="ce42">
            <text:p>132522</text:p>
          </table:table-cell>
          <table:table-cell office:value-type="string" table:style-name="ce40">
            <text:p>JOAO PAULO PEREIRA DA SILVA</text:p>
          </table:table-cell>
          <table:table-cell office:value-type="string" table:style-name="ce20">
            <text:p>OFICIAL REFRATARIST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571" table:style-name="ce42">
            <text:p>132571</text:p>
          </table:table-cell>
          <table:table-cell office:value-type="string" table:style-name="ce40">
            <text:p>JOAO PAULO SANTIAGO SENR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7"/>
          <table:table-cell table:style-name="ce14"/>
          <table:table-cell table:style-name="ce11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5">
          <table:table-cell office:value-type="float" office:value="132520" table:style-name="ce42">
            <text:p>132520</text:p>
          </table:table-cell>
          <table:table-cell office:value-type="string" table:style-name="ce40">
            <text:p>JOAO VITOR INACIO SANTOS</text:p>
          </table:table-cell>
          <table:table-cell office:value-type="string" table:style-name="ce20">
            <text:p>PEDREIRO REFRATARIST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5">
          <table:table-cell office:value-type="float" office:value="132590" table:style-name="ce42">
            <text:p>132590</text:p>
          </table:table-cell>
          <table:table-cell office:value-type="string" table:style-name="ce40">
            <text:p>JOAO VITOR PEREIRA DE SOUSA</text:p>
          </table:table-cell>
          <table:table-cell office:value-type="string" table:style-name="ce20">
            <text:p>OPERADOR DE MANUTENCAO REFRATARI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5">
          <table:table-cell office:value-type="float" office:value="133107" table:style-name="ce42">
            <text:p>133107</text:p>
          </table:table-cell>
          <table:table-cell office:value-type="string" table:style-name="ce41">
            <text:p>JOELSON QUARESMA FERREIRA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5">
          <table:table-cell office:value-type="float" office:value="133247" table:style-name="ce42">
            <text:p>133247</text:p>
          </table:table-cell>
          <table:table-cell office:value-type="string" table:style-name="ce41">
            <text:p>JORGE LUIZ DOS SANTOS MAIA JUNIOR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5">
          <table:table-cell office:value-type="float" office:value="133063" table:style-name="ce42">
            <text:p>133063</text:p>
          </table:table-cell>
          <table:table-cell office:value-type="string" table:style-name="ce41">
            <text:p>JOSE ILSON PASSOS SILVA</text:p>
          </table:table-cell>
          <table:table-cell office:value-type="string" table:style-name="ce20">
            <text:p>MONTADOR DE ANDAIMES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51" table:style-name="ce42">
            <text:p>132851</text:p>
          </table:table-cell>
          <table:table-cell office:value-type="string" table:style-name="ce40">
            <text:p>JOSE MARCOS DE OLIVEIRA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9"/>
          <table:table-cell table:number-columns-repeated="5" table:style-name="ce11"/>
          <table:table-cell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45" table:style-name="ce42">
            <text:p>133045</text:p>
          </table:table-cell>
          <table:table-cell office:value-type="string" table:style-name="ce41">
            <text:p>JOSE MARIO GONCALVES DOS SANTOS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9"/>
          <table:table-cell table:number-columns-repeated="5" table:style-name="ce11"/>
          <table:table-cell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1610" table:style-name="ce42">
            <text:p>131610</text:p>
          </table:table-cell>
          <table:table-cell office:value-type="string" table:style-name="ce41">
            <text:p>JOSE ROBERTO MACHADO</text:p>
          </table:table-cell>
          <table:table-cell office:value-type="string" table:style-name="ce20">
            <text:p>OPERADOR DE MANUTENCAO REFRATARI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9"/>
          <table:table-cell table:number-columns-repeated="5" table:style-name="ce11"/>
          <table:table-cell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50" table:style-name="ce42">
            <text:p>132550</text:p>
          </table:table-cell>
          <table:table-cell office:value-type="string" table:style-name="ce40">
            <text:p>JOSE ROBERTO RIBEIRO</text:p>
          </table:table-cell>
          <table:table-cell office:value-type="string" table:style-name="ce20">
            <text:p>OPERADOR DE MANUTENÇAO REFRATARI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27" table:style-name="ce42">
            <text:p>132827</text:p>
          </table:table-cell>
          <table:table-cell office:value-type="string" table:style-name="ce40">
            <text:p>JOSELITO DE BRITO BARBOSA</text:p>
          </table:table-cell>
          <table:table-cell office:value-type="string" table:style-name="ce20">
            <text:p>LIDER DE MANUTENCA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248" table:style-name="ce42">
            <text:p>133248</text:p>
          </table:table-cell>
          <table:table-cell office:value-type="string" table:style-name="ce41">
            <text:p>JOSIAS TEIXEIRA BARROSO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09" table:style-name="ce42">
            <text:p>132709</text:p>
          </table:table-cell>
          <table:table-cell office:value-type="string" table:style-name="ce40">
            <text:p>JULIO CESAR PINHEIRO DOMINGOS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10" table:style-name="ce42">
            <text:p>132710</text:p>
          </table:table-cell>
          <table:table-cell office:value-type="string" table:style-name="ce40">
            <text:p>KEITON MOREIRA</text:p>
          </table:table-cell>
          <table:table-cell office:value-type="string" table:style-name="ce20">
            <text:p>LIDER DE MANUTENCA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95" table:style-name="ce42">
            <text:p>132695</text:p>
          </table:table-cell>
          <table:table-cell office:value-type="string" table:style-name="ce40">
            <text:p>LAUAN AUGUSTO SOUZ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7"/>
          <table:table-cell table:style-name="ce14"/>
          <table:table-cell table:number-columns-repeated="2"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6">
          <table:table-cell office:value-type="float" office:value="132711" table:style-name="ce42">
            <text:p>132711</text:p>
          </table:table-cell>
          <table:table-cell office:value-type="string" table:style-name="ce40">
            <text:p>LEONARDO PIOVESAN DA SILVA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1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number-columns-repeated="2" table:style-name="ce14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06" table:style-name="ce42">
            <text:p>132806</text:p>
          </table:table-cell>
          <table:table-cell office:value-type="string" table:style-name="ce40">
            <text:p>LUAN EVERDAM SILVA SANTOS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72" table:style-name="ce42">
            <text:p>132572</text:p>
          </table:table-cell>
          <table:table-cell office:value-type="string" table:style-name="ce40">
            <text:p>LUAN WENDERSON DA SILVA DIA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05" table:style-name="ce42">
            <text:p>132805</text:p>
          </table:table-cell>
          <table:table-cell office:value-type="string" table:style-name="ce40">
            <text:p>LUCAS DE OLIVEIRA LUZ</text:p>
          </table:table-cell>
          <table:table-cell office:value-type="string" table:style-name="ce20">
            <text:p>ELETRICISTA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style-name="ce11"/>
          <table:table-cell table:style-name="ce17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02" table:style-name="ce42">
            <text:p>132802</text:p>
          </table:table-cell>
          <table:table-cell office:value-type="string" table:style-name="ce40">
            <text:p>LUCAS FRANCISCO SANTOS DA SILVA ROCHA</text:p>
          </table:table-cell>
          <table:table-cell office:value-type="string" table:style-name="ce20">
            <text:p>LIDER DE MANUTEN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86" table:style-name="ce42">
            <text:p>133086</text:p>
          </table:table-cell>
          <table:table-cell office:value-type="string" table:style-name="ce41">
            <text:p>LUCAS MATHEUS IDALINO SILVA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46" table:style-name="ce42">
            <text:p>133046</text:p>
          </table:table-cell>
          <table:table-cell office:value-type="string" table:style-name="ce41">
            <text:p>LUCAS SANTOS DE SOUZA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96" table:style-name="ce42">
            <text:p>132796</text:p>
          </table:table-cell>
          <table:table-cell office:value-type="string" table:style-name="ce40">
            <text:p>LUIS FERNANDO DA SILVA JUNIOR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90" table:style-name="ce42">
            <text:p>132690</text:p>
          </table:table-cell>
          <table:table-cell office:value-type="string" table:style-name="ce40">
            <text:p>LUIS GOME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42" table:style-name="ce42">
            <text:p>132842</text:p>
          </table:table-cell>
          <table:table-cell office:value-type="string" table:style-name="ce40">
            <text:p>LUIS HENRIQUE CONCEICAO DA SILV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04" table:style-name="ce42">
            <text:p>132704</text:p>
          </table:table-cell>
          <table:table-cell office:value-type="string" table:style-name="ce40">
            <text:p>LUIZ HENRIQUE DIAS MORAES CARNEIRO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62" table:style-name="ce42">
            <text:p>133062</text:p>
          </table:table-cell>
          <table:table-cell office:value-type="string" table:style-name="ce41">
            <text:p>MARCIO DOS SANTOS SANTAN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85" table:style-name="ce42">
            <text:p>133085</text:p>
          </table:table-cell>
          <table:table-cell office:value-type="string" table:style-name="ce41">
            <text:p>MARCIO PEREIRA MACIEL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03" table:style-name="ce42">
            <text:p>132803</text:p>
          </table:table-cell>
          <table:table-cell office:value-type="string" table:style-name="ce40">
            <text:p>MARCO AURELIO DE FARI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8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97" table:style-name="ce42">
            <text:p>132797</text:p>
          </table:table-cell>
          <table:table-cell office:value-type="string" table:style-name="ce40">
            <text:p>MARCOS LAUDELINO FLORE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4">
          <table:table-cell office:value-type="float" office:value="132808" table:style-name="ce42">
            <text:p>132808</text:p>
          </table:table-cell>
          <table:table-cell office:value-type="string" table:style-name="ce40">
            <text:p>MARCOS PAULO ALVES SALES</text:p>
          </table:table-cell>
          <table:table-cell office:value-type="string" table:style-name="ce20">
            <text:p>MONTADOR DE ANDAIMES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4">
          <table:table-cell office:value-type="float" office:value="133083" table:style-name="ce42">
            <text:p>133083</text:p>
          </table:table-cell>
          <table:table-cell office:value-type="string" table:style-name="ce41">
            <text:p>MARCOS SILVA E SILVA</text:p>
          </table:table-cell>
          <table:table-cell office:value-type="string" table:style-name="ce20">
            <text:p>OPERADOR DE MANUTENCAO REFRATARIA I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63" table:style-name="ce42">
            <text:p>132563</text:p>
          </table:table-cell>
          <table:table-cell office:value-type="string" table:style-name="ce40">
            <text:p>MARCOS VINICIUS FERREIRA DE SOUSA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35" table:style-name="ce42">
            <text:p>132835</text:p>
          </table:table-cell>
          <table:table-cell office:value-type="string" table:style-name="ce40">
            <text:p>MARCUS VINICIUS MESQUITA DA SILVA</text:p>
          </table:table-cell>
          <table:table-cell office:value-type="string" table:style-name="ce20">
            <text:p>AUXILIAR DE ALMOXARIFAD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05" table:style-name="ce42">
            <text:p>132705</text:p>
          </table:table-cell>
          <table:table-cell office:value-type="string" table:style-name="ce40">
            <text:p>MARCUS VINICIUS SILVA DOS SANTO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44" table:style-name="ce42">
            <text:p>133044</text:p>
          </table:table-cell>
          <table:table-cell office:value-type="string" table:style-name="ce41">
            <text:p>MATEUS MORAES DE ALMEIDA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43" table:style-name="ce42">
            <text:p>132843</text:p>
          </table:table-cell>
          <table:table-cell office:value-type="string" table:style-name="ce40">
            <text:p>MATHEUS DE CAMPOS BICACO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249" table:style-name="ce42">
            <text:p>133249</text:p>
          </table:table-cell>
          <table:table-cell office:value-type="string" table:style-name="ce41">
            <text:p>MATHEUS HENRIQUE GOMES DIAS</text:p>
          </table:table-cell>
          <table:table-cell office:value-type="string" table:style-name="ce20">
            <text:p>AUXILIAR DE OPERAÇÃO</text:p>
            <text:p/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13" table:style-name="ce42">
            <text:p>132713</text:p>
          </table:table-cell>
          <table:table-cell office:value-type="string" table:style-name="ce40">
            <text:p>MATHEUS ROCHA GOUVEA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93" table:style-name="ce42">
            <text:p>132593</text:p>
          </table:table-cell>
          <table:table-cell office:value-type="string" table:style-name="ce40">
            <text:p>MIKE STEPHAN DOS SANTOS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574" table:style-name="ce42">
            <text:p>132574</text:p>
          </table:table-cell>
          <table:table-cell office:value-type="string" table:style-name="ce40">
            <text:p>MOISES DE SOUZA LIM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483" table:style-name="ce42">
            <text:p>132483</text:p>
          </table:table-cell>
          <table:table-cell office:value-type="string" table:style-name="ce40">
            <text:p>NILSON COSTA DA SILVA</text:p>
          </table:table-cell>
          <table:table-cell office:value-type="string" table:style-name="ce20">
            <text:p>SUPERVISOR DE OBRAS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3108" table:style-name="ce42">
            <text:p>133108</text:p>
          </table:table-cell>
          <table:table-cell office:value-type="string" table:style-name="ce41">
            <text:p>OTONILDO DA SILVA PINHEIRO</text:p>
          </table:table-cell>
          <table:table-cell office:value-type="string" table:style-name="ce20">
            <text:p>OPERADOR DE MANUTENCAO REFRATARIA I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798" table:style-name="ce42">
            <text:p>132798</text:p>
          </table:table-cell>
          <table:table-cell office:value-type="string" table:style-name="ce40">
            <text:p>PABLO LUIS DA SILVA COST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91" table:style-name="ce42">
            <text:p>132691</text:p>
          </table:table-cell>
          <table:table-cell office:value-type="string" table:style-name="ce40">
            <text:p>PABLO RANIEILLY AMARO PELAEZ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807" table:style-name="ce42">
            <text:p>132807</text:p>
          </table:table-cell>
          <table:table-cell office:value-type="string" table:style-name="ce40">
            <text:p>PATRICK SILVA SANTOS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3075" table:style-name="ce42">
            <text:p>133075</text:p>
          </table:table-cell>
          <table:table-cell office:value-type="string" table:style-name="ce41">
            <text:p>PAULO ANTONIO FERREIRA DA SILVA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3051" table:style-name="ce42">
            <text:p>133051</text:p>
          </table:table-cell>
          <table:table-cell office:value-type="string" table:style-name="ce41">
            <text:p>PAULO ROBERTO FRAGA DANIEL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3250" table:style-name="ce42">
            <text:p>133250</text:p>
          </table:table-cell>
          <table:table-cell office:value-type="string" table:style-name="ce41">
            <text:p>PAULO ROBERTO GOULART JUNIOR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692" table:style-name="ce42">
            <text:p>132692</text:p>
          </table:table-cell>
          <table:table-cell office:value-type="string" table:style-name="ce40">
            <text:p>PEDRO LUCAS COSTA DE OLIVEIR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52" table:style-name="ce42">
            <text:p>132852</text:p>
          </table:table-cell>
          <table:table-cell office:value-type="string" table:style-name="ce40">
            <text:p>RAFAEL DA SILVA</text:p>
          </table:table-cell>
          <table:table-cell office:value-type="string" table:style-name="ce20">
            <text:p>MONTADOR DE ANDAIMES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97" table:style-name="ce42">
            <text:p>132697</text:p>
          </table:table-cell>
          <table:table-cell office:value-type="string" table:style-name="ce40">
            <text:p>RAFAEL HENRIQUE DE BARROS BELMONTE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32" table:style-name="ce42">
            <text:p>132832</text:p>
          </table:table-cell>
          <table:table-cell office:value-type="string" table:style-name="ce40">
            <text:p>RAFAEL SILVA PESSSO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124" table:style-name="ce42">
            <text:p>133124</text:p>
          </table:table-cell>
          <table:table-cell office:value-type="string" table:style-name="ce22">
            <text:p>RAMON DIAS DOS SANTOS DA SILVA</text:p>
          </table:table-cell>
          <table:table-cell office:value-type="string" table:style-name="ce20">
            <text:p>LIDER DE MANUTEN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82" table:style-name="ce42">
            <text:p>132582</text:p>
          </table:table-cell>
          <table:table-cell office:value-type="string" table:style-name="ce40">
            <text:p>REFSON LIMA SOUZA</text:p>
          </table:table-cell>
          <table:table-cell office:value-type="string" table:style-name="ce20">
            <text:p>MONTADOR DE ANDAIMES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251" table:style-name="ce42">
            <text:p>133251</text:p>
          </table:table-cell>
          <table:table-cell office:value-type="string" table:style-name="ce22">
            <text:p>RENAN CAYTANO DANTAS DE OLIVEIRA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0563" table:style-name="ce42">
            <text:p>130563</text:p>
          </table:table-cell>
          <table:table-cell office:value-type="string" table:style-name="ce40">
            <text:p>RENAN KENNED AMORIM SILVA</text:p>
          </table:table-cell>
          <table:table-cell office:value-type="string" table:style-name="ce20">
            <text:p>PEDREIRO REFRATARISTA IV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number-columns-repeated="2" table:style-name="ce14"/>
          <table:table-cell table:number-columns-repeated="2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06" table:style-name="ce42">
            <text:p>132706</text:p>
          </table:table-cell>
          <table:table-cell office:value-type="string" table:style-name="ce40">
            <text:p>RENER DA SILVA MORAE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64" table:style-name="ce42">
            <text:p>132564</text:p>
          </table:table-cell>
          <table:table-cell office:value-type="string" table:style-name="ce40">
            <text:p>RICARDO ALVES TEIXEIRA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680" table:style-name="ce42">
            <text:p>132680</text:p>
          </table:table-cell>
          <table:table-cell office:value-type="string" table:style-name="ce40">
            <text:p>RICARDO DO NASCIMENTO MULLER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1"/>
          <table:table-cell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01" table:style-name="ce42">
            <text:p>132801</text:p>
          </table:table-cell>
          <table:table-cell office:value-type="string" table:style-name="ce40">
            <text:p>RICARDO SANTANA LISBOA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3" table:style-name="ce12"/>
          <table:table-cell table:number-columns-repeated="2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1263" table:style-name="ce42">
            <text:p>131263</text:p>
          </table:table-cell>
          <table:table-cell office:value-type="string" table:style-name="ce22">
            <text:p>RICHARD ACCACIO DA SILVA RIBEIRO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10" table:style-name="ce42">
            <text:p>132510</text:p>
          </table:table-cell>
          <table:table-cell office:value-type="string" table:style-name="ce40">
            <text:p>RODRIGO CLEOFAS DE CARVALHO VENTURA</text:p>
          </table:table-cell>
          <table:table-cell office:value-type="string" table:style-name="ce20">
            <text:p>ENCARREGADO DE REFRATARIO IV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09" table:style-name="ce42">
            <text:p>132809</text:p>
          </table:table-cell>
          <table:table-cell office:value-type="string" table:style-name="ce40">
            <text:p>RODRIGO DA SILVA SANTOS</text:p>
          </table:table-cell>
          <table:table-cell office:value-type="string" table:style-name="ce20">
            <text:p>MONTADOR DE ANDAIMES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1890" table:style-name="ce42">
            <text:p>131890</text:p>
          </table:table-cell>
          <table:table-cell office:value-type="string" table:style-name="ce22">
            <text:p>ROGERIO RABELO</text:p>
          </table:table-cell>
          <table:table-cell office:value-type="string" table:style-name="ce20">
            <text:p>AUXILIAR DE OPERA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51" table:style-name="ce42">
            <text:p>132551</text:p>
          </table:table-cell>
          <table:table-cell office:value-type="string" table:style-name="ce40">
            <text:p>RONALDO SANCHES BAIA</text:p>
          </table:table-cell>
          <table:table-cell office:value-type="string" table:style-name="ce20">
            <text:p>OPERADOR DE MANUTENÇAO REFRATARIO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33" table:style-name="ce42">
            <text:p>132833</text:p>
          </table:table-cell>
          <table:table-cell office:value-type="string" table:style-name="ce40">
            <text:p>RUAN DOS SANTOS ROCH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98" table:style-name="ce42">
            <text:p>132698</text:p>
          </table:table-cell>
          <table:table-cell office:value-type="string" table:style-name="ce40">
            <text:p>SAMUEL REIS JUNIOR</text:p>
          </table:table-cell>
          <table:table-cell office:value-type="string" table:style-name="ce20">
            <text:p>MECANICO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99" table:style-name="ce42">
            <text:p>132799</text:p>
          </table:table-cell>
          <table:table-cell office:value-type="string" table:style-name="ce40">
            <text:p>SANDERSON BARBOZA DE OLIVEIR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03" table:style-name="ce42">
            <text:p>132603</text:p>
          </table:table-cell>
          <table:table-cell office:value-type="string" table:style-name="ce40">
            <text:p>SANDY VIDAL TOME DE ALMEIDA</text:p>
          </table:table-cell>
          <table:table-cell office:value-type="string" table:style-name="ce20">
            <text:p>ASSISTENTE ADMINISTRATIV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834" table:style-name="ce42">
            <text:p>132834</text:p>
          </table:table-cell>
          <table:table-cell office:value-type="string" table:style-name="ce40">
            <text:p>SEBASTIAO VINICIUS DE OLIVEIR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number-columns-repeated="3" table:style-name="ce11"/>
          <table:table-cell table:style-name="ce14"/>
          <table:table-cell table:style-name="ce11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0573" table:style-name="ce42">
            <text:p>130573</text:p>
          </table:table-cell>
          <table:table-cell office:value-type="string" table:style-name="ce22">
            <text:p>SIDNEI MARIANO</text:p>
          </table:table-cell>
          <table:table-cell office:value-type="string" table:style-name="ce20">
            <text:p>SUPERVISOR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number-columns-repeated="3" table:style-name="ce11"/>
          <table:table-cell table:style-name="ce14"/>
          <table:table-cell table:style-name="ce11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1922" table:style-name="ce42">
            <text:p>131922</text:p>
          </table:table-cell>
          <table:table-cell office:value-type="string" table:style-name="ce22">
            <text:p>THIAGO ALVES NUNE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style-name="ce12"/>
          <table:table-cell table:number-columns-repeated="3" table:style-name="ce11"/>
          <table:table-cell table:style-name="ce14"/>
          <table:table-cell table:style-name="ce11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75" table:style-name="ce42">
            <text:p>132575</text:p>
          </table:table-cell>
          <table:table-cell office:value-type="string" table:style-name="ce40">
            <text:p>THIAGO ALVES PEREIRA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857" table:style-name="ce42">
            <text:p>132857</text:p>
          </table:table-cell>
          <table:table-cell office:value-type="string" table:style-name="ce40">
            <text:p>THIAGO LUIZ DE SOUZA PINTO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684" table:style-name="ce42">
            <text:p>132684</text:p>
          </table:table-cell>
          <table:table-cell office:value-type="string" table:style-name="ce40">
            <text:p>VAGNER DUARTE DOS SANTOS DA SILVA</text:p>
          </table:table-cell>
          <table:table-cell office:value-type="string" table:style-name="ce20">
            <text:p>SOLDADOR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566" table:style-name="ce42">
            <text:p>132566</text:p>
          </table:table-cell>
          <table:table-cell office:value-type="string" table:style-name="ce40">
            <text:p>VANDERSON FORTUNATO RAMO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793" table:style-name="ce42">
            <text:p>132793</text:p>
          </table:table-cell>
          <table:table-cell office:value-type="string" table:style-name="ce40">
            <text:p>VANDO INACIO DOS SANTO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109" table:style-name="ce42">
            <text:p>133109</text:p>
          </table:table-cell>
          <table:table-cell office:value-type="string" table:style-name="ce22">
            <text:p>VINICIUS KAUA QUARESMA AMORIM</text:p>
          </table:table-cell>
          <table:table-cell office:value-type="string" table:style-name="ce20">
            <text:p>OPERADOR DE MANUTENCAO REFRATARIA 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number-columns-repeated="2" table:style-name="ce14"/>
          <table:table-cell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2567" table:style-name="ce42">
            <text:p>132567</text:p>
          </table:table-cell>
          <table:table-cell office:value-type="string" table:style-name="ce40">
            <text:p>VITOR BARBOZA DE CASTRO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7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13"/>
        </table:table-row>
        <table:table-row table:style-name="ro2">
          <table:table-cell office:value-type="float" office:value="132854" table:style-name="ce42">
            <text:p>132854</text:p>
          </table:table-cell>
          <table:table-cell office:value-type="string" table:style-name="ce40">
            <text:p>VITOR HUGO DE ALVARENGA NASCIMENTO</text:p>
          </table:table-cell>
          <table:table-cell office:value-type="string" table:style-name="ce20">
            <text:p>MONTADOR DE ANDAIMES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1556" table:style-name="ce42">
            <text:p>131556</text:p>
          </table:table-cell>
          <table:table-cell office:value-type="string" table:style-name="ce22">
            <text:p>WELLINGTON DE OLIVEIRA ECCARD</text:p>
          </table:table-cell>
          <table:table-cell office:value-type="string" table:style-name="ce20">
            <text:p>OPERADOR DE MANUTENCAO REFRATARIA III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064" table:style-name="ce42">
            <text:p>133064</text:p>
          </table:table-cell>
          <table:table-cell office:value-type="string" table:style-name="ce22">
            <text:p>WESLEY MOREIRA DA SILVA</text:p>
          </table:table-cell>
          <table:table-cell office:value-type="string" table:style-name="ce20">
            <text:p>LIDER DE MANUTENCA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2">
          <table:table-cell office:value-type="float" office:value="133242" table:style-name="ce42">
            <text:p>133242</text:p>
          </table:table-cell>
          <table:table-cell office:value-type="string" table:style-name="ce22">
            <text:p>WESLLEY LOPES SANTO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style-name="ce17"/>
          <table:table-cell table:style-name="ce14"/>
          <table:table-cell table:number-columns-repeated="2" table:style-name="ce11"/>
          <table:table-cell table:number-columns-repeated="2" table:style-name="ce12"/>
          <table:table-cell table:number-columns-repeated="2" table:style-name="ce11"/>
          <table:table-cell table:style-name="ce14"/>
          <table:table-cell table:number-columns-repeated="2" table:style-name="ce12"/>
          <table:table-cell table:number-columns-repeated="3" table:style-name="ce11"/>
          <table:table-cell table:style-name="ce10"/>
          <table:table-cell table:style-name="ce14"/>
          <table:table-cell table:style-name="ce11"/>
          <table:table-cell table:style-name="ce10"/>
          <table:table-cell table:number-columns-repeated="90" table:style-name="ce34"/>
          <table:table-cell table:number-columns-repeated="54" table:style-name="ce5"/>
          <table:table-cell table:number-columns-repeated="16215" table:style-name="ce6"/>
        </table:table-row>
        <table:table-row table:style-name="ro7">
          <table:table-cell office:value-type="float" office:value="133243" table:style-name="ce42">
            <text:p>133243</text:p>
          </table:table-cell>
          <table:table-cell office:value-type="string" table:style-name="ce22">
            <text:p>WEVERTON LOPES SANTOS</text:p>
          </table:table-cell>
          <table:table-cell office:value-type="string" table:style-name="ce20">
            <text:p>AUXILIAR DE OPERAÇÃO</text:p>
          </table:table-cell>
          <table:table-cell table:number-columns-repeated="3" table:style-name="ce25"/>
          <table:table-cell office:value-type="string" table:style-name="ce25">
            <text:p>2012</text:p>
          </table:table-cell>
          <table:table-cell table:number-columns-repeated="8" table:style-name="ce36"/>
          <table:table-cell table:number-columns-repeated="2" table:style-name="ce37"/>
          <table:table-cell table:number-columns-repeated="7" table:style-name="ce36"/>
          <table:table-cell table:style-name="ce10"/>
          <table:table-cell table:number-columns-repeated="90" table:style-name="ce33"/>
          <table:table-cell table:number-columns-repeated="54" table:style-name="ce3"/>
          <table:table-cell table:number-columns-repeated="16215"/>
        </table:table-row>
        <table:table-row table:number-rows-repeated="80" table:style-name="ro7">
          <table:table-cell table:number-columns-repeated="16384"/>
        </table:table-row>
        <table:table-row table:number-rows-repeated="10" table:style-name="ro7">
          <table:table-cell table:style-name="ce7"/>
          <table:table-cell table:number-columns-repeated="2" table:style-name="ce8"/>
          <table:table-cell table:number-columns-repeated="2" table:style-name="ce27"/>
          <table:table-cell table:number-columns-repeated="2" table:style-name="ce8"/>
          <table:table-cell table:number-columns-repeated="8" table:style-name="ce38"/>
          <table:table-cell table:number-columns-repeated="2" table:style-name="ce32"/>
          <table:table-cell table:number-columns-repeated="7" table:style-name="ce38"/>
          <table:table-cell table:number-columns-repeated="91" table:style-name="ce33"/>
          <table:table-cell table:number-columns-repeated="54" table:style-name="ce3"/>
          <table:table-cell table:number-columns-repeated="16215" table:style-name="ce7"/>
        </table:table-row>
        <table:table-row table:style-name="ro7">
          <table:table-cell/>
          <table:table-cell table:number-columns-repeated="2" table:style-name="ce8"/>
          <table:table-cell table:number-columns-repeated="2" table:style-name="ce27"/>
          <table:table-cell table:number-columns-repeated="2" table:style-name="ce8"/>
          <table:table-cell table:number-columns-repeated="8" table:style-name="ce38"/>
          <table:table-cell table:number-columns-repeated="2" table:style-name="ce32"/>
          <table:table-cell table:number-columns-repeated="7" table:style-name="ce38"/>
          <table:table-cell table:number-columns-repeated="91" table:style-name="ce33"/>
          <table:table-cell table:number-columns-repeated="54" table:style-name="ce3"/>
          <table:table-cell table:number-columns-repeated="16215"/>
        </table:table-row>
        <table:table-row table:number-rows-repeated="3" table:style-name="ro7">
          <table:table-cell/>
          <table:table-cell table:number-columns-repeated="2" table:style-name="ce4"/>
          <table:table-cell table:number-columns-repeated="2" table:style-name="ce28"/>
          <table:table-cell table:number-columns-repeated="2" table:style-name="ce4"/>
          <table:table-cell table:number-columns-repeated="8" table:style-name="ce30"/>
          <table:table-cell table:number-columns-repeated="2" table:style-name="ce32"/>
          <table:table-cell table:number-columns-repeated="7" table:style-name="ce30"/>
          <table:table-cell table:number-columns-repeated="91" table:style-name="ce33"/>
          <table:table-cell table:number-columns-repeated="54" table:style-name="ce3"/>
          <table:table-cell table:number-columns-repeated="16215"/>
        </table:table-row>
        <table:table-row table:number-rows-repeated="9" table:style-name="ro7">
          <table:table-cell table:style-name="ce1"/>
          <table:table-cell table:number-columns-repeated="2" table:style-name="ce4"/>
          <table:table-cell table:number-columns-repeated="2" table:style-name="ce28"/>
          <table:table-cell table:number-columns-repeated="2" table:style-name="ce4"/>
          <table:table-cell table:number-columns-repeated="8" table:style-name="ce30"/>
          <table:table-cell table:number-columns-repeated="2" table:style-name="ce32"/>
          <table:table-cell table:number-columns-repeated="7" table:style-name="ce30"/>
          <table:table-cell table:number-columns-repeated="91" table:style-name="ce33"/>
          <table:table-cell table:number-columns-repeated="16269"/>
        </table:table-row>
        <table:table-row table:number-rows-repeated="830" table:style-name="ro7">
          <table:table-cell table:style-name="ce1"/>
          <table:table-cell table:number-columns-repeated="2" table:style-name="ce4"/>
          <table:table-cell table:number-columns-repeated="2" table:style-name="ce28"/>
          <table:table-cell table:number-columns-repeated="2" table:style-name="ce4"/>
          <table:table-cell table:number-columns-repeated="8" table:style-name="ce30"/>
          <table:table-cell table:number-columns-repeated="2" table:style-name="ce32"/>
          <table:table-cell table:number-columns-repeated="7" table:style-name="ce30"/>
          <table:table-cell table:number-columns-repeated="91" table:style-name="ce33"/>
          <table:table-cell table:number-columns-repeated="16269" table:style-name="ce3"/>
        </table:table-row>
        <table:table-row table:number-rows-repeated="283" table:style-name="ro7">
          <table:table-cell table:style-name="ce1"/>
          <table:table-cell table:number-columns-repeated="2" table:style-name="ce2"/>
          <table:table-cell table:number-columns-repeated="2" table:style-name="ce26"/>
          <table:table-cell table:number-columns-repeated="2" table:style-name="ce2"/>
          <table:table-cell table:number-columns-repeated="8" table:style-name="ce30"/>
          <table:table-cell table:number-columns-repeated="2" table:style-name="ce32"/>
          <table:table-cell table:number-columns-repeated="7" table:style-name="ce30"/>
          <table:table-cell table:number-columns-repeated="91" table:style-name="ce33"/>
          <table:table-cell table:number-columns-repeated="16269" table:style-name="ce3"/>
        </table:table-row>
        <table:table-row table:number-rows-repeated="104718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_50_0_37__32_-_32__202_nfase1" style:display-name="20% - Ênfase1" style:family="table-cell" style:data-style-name="N0">
      <style:table-cell-properties fo:background-color="#CCCC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2_nfase2" style:display-name="20% - Ênfase2" style:family="table-cell" style:data-style-name="N0">
      <style:table-cell-properties fo:background-color="#FF99C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2_nfase3" style:display-name="20% - Ênfase3" style:family="table-cell" style:data-style-name="N0">
      <style:table-cell-properties fo:background-color="#CCFFC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2_nfase4" style:display-name="20% - Ênfase4" style:family="table-cell" style:data-style-name="N0">
      <style:table-cell-properties fo:background-color="#CC99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2_nfase5" style:display-name="20% - Ênfase5" style:family="table-cell" style:data-style-name="N0">
      <style:table-cell-properties fo:background-color="#CC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2_nfase6" style:display-name="20% - Ênfase6" style:family="table-cell" style:data-style-name="N0">
      <style:table-cell-properties fo:background-color="#FFCC99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2_nfase1" style:display-name="40% - Ênfase1" style:family="table-cell" style:data-style-name="N0">
      <style:table-cell-properties fo:background-color="#99CC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2_nfase2" style:display-name="40% - Ênfase2" style:family="table-cell" style:data-style-name="N0">
      <style:table-cell-properties fo:background-color="#FF808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2_nfase3" style:display-name="40% - Ênfase3" style:family="table-cell" style:data-style-name="N0">
      <style:table-cell-properties fo:background-color="#00FF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2_nfase4" style:display-name="40% - Ênfase4" style:family="table-cell" style:data-style-name="N0">
      <style:table-cell-properties fo:background-color="#CC99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2_nfase5" style:display-name="40% - Ênfase5" style:family="table-cell" style:data-style-name="N0">
      <style:table-cell-properties fo:background-color="#99CC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2_nfase6" style:display-name="40% - Ênfase6" style:family="table-cell" style:data-style-name="N0">
      <style:table-cell-properties fo:background-color="#FFCC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4_0_37__32_-_32__202_nfase1" style:display-name="60% - Ênfase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2_nfase2" style:display-name="60% - Ênfase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2_nfase3" style:display-name="60% - Ênfase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2_nfase4" style:display-name="60% - Ênfase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2_nfase5" style:display-name="60% - Ênfase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2_nfase6" style:display-name="60% - Ênfase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Bom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 style:font-family-generic="swiss"/>
    </style:style>
    <style:style style:name="C_225_lculo" style:display-name="Cálculo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_233_lula_32_de_32_Verifica_231__227_o" style:display-name="Célula de Verificação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_233_lula_32_Vinculada" style:display-name="Célula Vinculada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 style:font-family-generic="swiss"/>
    </style:style>
    <style:style style:name="_202_nfase1" style:display-name="Ênfase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2_nfase2" style:display-name="Ênfase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2_nfase3" style:display-name="Ênfase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2_nfase4" style:display-name="Ênfase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2_nfase5" style:display-name="Ênfase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2_nfase6" style:display-name="Ênfase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Entrada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ta" style:family="table-cell" style:data-style-name="N0">
      <style:table-cell-properties fo:border="thin solid #C0C0C0" fo:background-color="#FFFFCC"/>
    </style:style>
    <style:style style:name="Sa_237_da" style:display-name="Saída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Texto_32_Explicativo" style:display-name="Texto Explicativo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swiss"/>
    </style:style>
    <style:style style:name="T_237_tulo_32_1" style:display-name="Título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T_237_tulo_32_4" style:display-name="Título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landscape" style:print-page-order="ttb" style:first-page-number="continue" style:scale-to="10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CO2</meta:initial-creator>
    <dc:creator>obras</dc:creator>
    <meta:creation-date>2003-12-16T17:26:06Z</meta:creation-date>
    <dc:date>2024-04-12T14:48:53Z</dc:date>
    <meta:print-date>2024-01-02T18:41:17Z</meta:print-date>
  </office:meta>
</office:document-meta>
</file>